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master-page-name="">
      <style:paragraph-properties fo:orphans="0" fo:widows="0" style:page-number="auto"/>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Programming with Haiku</text:p>
      <text:p text:style-name="P2"/>
      <text:p text:style-name="P2">Lesson 2</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p text:style-name="Standard"><text:soft-page-break/>In our first lesson, we learned about how to generalize type handling using templates and some of the incredibly flexible data containers in Standard Template Library. The list, deque, and vector containers are good at storing data for sequential access, but there is more to the STL than merely these three. We will study the other major containers and the differences and similarities among them. There will also be some coverage of a portable string class which makes string manipulation much easier than with the standard C functions. There is a lot of information in this lesson. Go slowly and don't be afraid to re-read it once or twice, if necessary.</text:p>
      <text:h text:style-name="Heading_20_2" text:outline-level="2">C++ Strings</text:h>
      <text:p text:style-name="Standard">Before we tackle these other containers, it is necessary to know about the Standard C++ library, which uses concepts from the STL but provides other useful development tools. One of these is a general purpose string class.</text:p>
      <text:p text:style-name="Standard"/>
      <text:p text:style-name="Standard">Working with strings using the standard C functions such as <text:span text:style-name="Code">strcpy()</text:span> and <text:span text:style-name="Code">strstr()</text:span> is a lot of hassle. The wonderful BString class in the Support Kit eliminates this hassle, but so does the C++ <text:span text:style-name="Code">string</text:span> class. Most of the time you will find the BString class preferable because it is generally faster, <text:s/>can do far more, and is integrated into the Haiku API, but there are a few methods which the C++ strings have for which BString has no equivalent.</text:p>
      <text:p text:style-name="Standard"/>
      <text:p text:style-name="CodeBlock">string substr<text:span text:style-name="symbol0_5f_cpp">(</text:span><text:span text:style-name="keyword3_5f_cpp">size_t</text:span> pos <text:span text:style-name="symbol1_5f_cpp">=</text:span> <text:span text:style-name="number_5f_cpp">0</text:span>, <text:span text:style-name="keyword3_5f_cpp">size_t</text:span> n <text:span text:style-name="symbol1_5f_cpp">=</text:span> npos<text:span text:style-name="symbol0_5f_cpp">)</text:span><text:span text:style-name="symbol4_5f_cpp">;</text:span></text:p>
      <text:p text:style-name="Standard"/>
      <text:p text:style-name="Standard"><text:span text:style-name="Code">substr()</text:span> returns a substring starting with the character at <text:span text:style-name="Code">pos</text:span> and ending at <text:span text:style-name="Code">n</text:span>. <text:span text:style-name="Code">npos</text:span> is a static value which equals the greatest size the string could be. Needless to say, it's silly to call this and use both of the default values because this just returns the entire string.</text:p>
      <text:p text:style-name="Standard"/>
      <text:p text:style-name="CodeBlock"><text:span text:style-name="keyword3_5f_cpp">size_t</text:span> find_first_not_of <text:span text:style-name="symbol0_5f_cpp">(</text:span><text:span text:style-name="keyword3_5f_cpp">const</text:span> string <text:span text:style-name="symbol3_5f_cpp">&amp;</text:span>str, <text:span text:style-name="keyword3_5f_cpp">size_t</text:span> pos <text:span text:style-name="symbol1_5f_cpp">=</text:span> <text:span text:style-name="number_5f_cpp">0</text:span><text:span text:style-name="symbol0_5f_cpp">)</text:span> <text:span text:style-name="keyword3_5f_cpp">const</text:span><text:span text:style-name="symbol4_5f_cpp">;</text:span></text:p>
      <text:p text:style-name="CodeBlock"><text:span text:style-name="keyword3_5f_cpp">size_t</text:span> find_first_not_of <text:span text:style-name="symbol0_5f_cpp">(</text:span><text:span text:style-name="keyword3_5f_cpp">const</text:span> <text:span text:style-name="keyword3_5f_cpp">char</text:span> <text:span text:style-name="symbol2_5f_cpp">*</text:span>s, <text:span text:style-name="keyword3_5f_cpp">size_t</text:span> pos, <text:span text:style-name="keyword3_5f_cpp">size_t</text:span> n<text:span text:style-name="symbol0_5f_cpp">)</text:span> <text:span text:style-name="keyword3_5f_cpp">const</text:span><text:span text:style-name="symbol4_5f_cpp">;</text:span></text:p>
      <text:p text:style-name="CodeBlock"><text:span text:style-name="keyword3_5f_cpp">size_t</text:span> find_first_not_of <text:span text:style-name="symbol0_5f_cpp">(</text:span><text:span text:style-name="keyword3_5f_cpp">const</text:span> <text:span text:style-name="keyword3_5f_cpp">char</text:span> <text:span text:style-name="symbol2_5f_cpp">*</text:span>s, <text:span text:style-name="keyword3_5f_cpp">size_t</text:span> pos <text:span text:style-name="symbol1_5f_cpp">=</text:span> <text:span text:style-name="number_5f_cpp">0</text:span><text:span text:style-name="symbol0_5f_cpp">)</text:span> <text:span text:style-name="keyword3_5f_cpp">const</text:span><text:span text:style-name="symbol4_5f_cpp">;</text:span></text:p>
      <text:p text:style-name="CodeBlock"><text:span text:style-name="keyword3_5f_cpp">size_t</text:span> find_first_not_of <text:span text:style-name="symbol0_5f_cpp">(</text:span><text:span text:style-name="keyword3_5f_cpp">char</text:span> c, <text:span text:style-name="keyword3_5f_cpp">size_t</text:span> pos <text:span text:style-name="symbol1_5f_cpp">=</text:span> <text:span text:style-name="number_5f_cpp">0</text:span><text:span text:style-name="symbol0_5f_cpp">)</text:span> <text:span text:style-name="keyword3_5f_cpp">const</text:span><text:span text:style-name="symbol4_5f_cpp">;</text:span></text:p>
      <text:p text:style-name="CodeBlock"><text:span text:style-name="keyword3_5f_cpp">size_t</text:span> find_last_not_of <text:span text:style-name="symbol0_5f_cpp">(</text:span><text:span text:style-name="keyword3_5f_cpp">const</text:span> string<text:span text:style-name="symbol3_5f_cpp">&amp;</text:span> str, <text:span text:style-name="keyword3_5f_cpp">size_t</text:span> pos <text:span text:style-name="symbol1_5f_cpp">=</text:span> npos<text:span text:style-name="symbol0_5f_cpp">)</text:span> <text:span text:style-name="keyword3_5f_cpp">const</text:span><text:span text:style-name="symbol4_5f_cpp">;</text:span></text:p>
      <text:p text:style-name="CodeBlock"><text:span text:style-name="keyword3_5f_cpp">size_t</text:span> find_last_not_of <text:span text:style-name="symbol0_5f_cpp">(</text:span><text:span text:style-name="keyword3_5f_cpp">const</text:span> <text:span text:style-name="keyword3_5f_cpp">char</text:span><text:span text:style-name="symbol2_5f_cpp">*</text:span> s, <text:span text:style-name="keyword3_5f_cpp">size_t</text:span> pos, <text:span text:style-name="keyword3_5f_cpp">size_t</text:span> n<text:span text:style-name="symbol0_5f_cpp">)</text:span> <text:span text:style-name="keyword3_5f_cpp">const</text:span><text:span text:style-name="symbol4_5f_cpp">;</text:span></text:p>
      <text:p text:style-name="CodeBlock"><text:span text:style-name="keyword3_5f_cpp">size_t</text:span> find_last_not_of <text:span text:style-name="symbol0_5f_cpp">(</text:span><text:span text:style-name="keyword3_5f_cpp">const</text:span> <text:span text:style-name="keyword3_5f_cpp">char</text:span><text:span text:style-name="symbol2_5f_cpp">*</text:span> s, <text:span text:style-name="keyword3_5f_cpp">size_t</text:span> pos <text:span text:style-name="symbol1_5f_cpp">=</text:span> npos<text:span text:style-name="symbol0_5f_cpp">)</text:span> <text:span text:style-name="keyword3_5f_cpp">const</text:span><text:span text:style-name="symbol4_5f_cpp">;</text:span></text:p>
      <text:p text:style-name="CodeBlock"><text:span text:style-name="keyword3_5f_cpp">size_t</text:span> find_last_not_of <text:span text:style-name="symbol0_5f_cpp">(</text:span><text:span text:style-name="keyword3_5f_cpp">char</text:span> c, <text:span text:style-name="keyword3_5f_cpp">size_t</text:span> pos <text:span text:style-name="symbol1_5f_cpp">=</text:span> npos<text:span text:style-name="symbol0_5f_cpp">)</text:span> <text:span text:style-name="keyword3_5f_cpp">const</text:span><text:span text:style-name="symbol4_5f_cpp">;</text:span></text:p>
      <text:p text:style-name="Standard"/>
      <text:p text:style-name="Standard">These two functions search the string object for the first (or last) occurrence of a character that is not one of the ones specified in the first parameter of the call. Here is an example of how it can be used.</text:p>
      <text:p text:style-name="Standard"/>
      <text:p text:style-name="CodeBlock">std<text:span text:style-name="symbol4_5f_cpp">::</text:span><text:span text:style-name="member1_5f_cpp">string</text:span> myString <text:span text:style-name="symbol1_5f_cpp">=</text:span> <text:span text:style-name="string_5f_cpp">"/boot/home/config/settings"</text:span><text:span text:style-name="symbol4_5f_cpp">;</text:span></text:p>
      <text:p text:style-name="CodeBlock"><text:span text:style-name="keyword3_5f_cpp">size_t</text:span> pos <text:span text:style-name="symbol1_5f_cpp">=</text:span> myString.<text:span text:style-name="member0_5f_cpp">find_first_not_of</text:span><text:span text:style-name="symbol0_5f_cpp">(</text:span><text:span text:style-name="string_5f_cpp">'/'</text:span><text:span text:style-name="symbol0_5f_cpp">)</text:span><text:span text:style-name="symbol4_5f_cpp">;</text:span></text:p>
      <text:p text:style-name="CodeBlock"/>
      <text:p text:style-name="Standard">In this example, the <text:span text:style-name="Code">char</text:span> version of find_first_not_of() is used to find the first character which is not a slash. <text:span text:style-name="Code">pos</text:span> in this example has a value of 1. Used in series, this could be a way to break up a file path into a series of folder names without resorting to using <text:span text:style-name="Code">strtok()</text:span>.</text:p>
      <text:p text:style-name="Standard"/>
      <text:p text:style-name="Standard">C++ strings are also in the <text:span text:style-name="Code">std</text:span> namespace and may be referred to as <text:span text:style-name="Code">std::string</text:span> to differentiate them from regular C-style strings. They are used with the header <text:span text:style-name="Code">&lt;string&gt;</text:span>. We won't be using C++ strings very much, but it's best to know about their existence because they are used fairly often on other platforms.</text:p>
      <text:h text:style-name="Heading_20_2" text:outline-level="2"><text:soft-page-break/>Associative Containers</text:h>
      <text:p text:style-name="Standard">The associative containers provided to us by the Standard Template Library are necessary when it is slow or impossible to use integers to look up data in a container. While it is possible to manually search arrays, vectors, or other sequential containers using a loop, it is potentially slow to do so. For an occasional lookup, this is just fine, but if you have to repeatedly look up information this way, this can impose a serious performance hit in your code.</text:p>
      <text:h text:style-name="Heading_20_3" text:outline-level="3">map</text:h>
      <text:p text:style-name="Standard">Header: <text:span text:style-name="Code">&lt;map&gt;</text:span></text:p>
      <text:p text:style-name="Standard"/>
      <text:p text:style-name="Standard">The <text:span text:style-name="Code">map</text:span> container centers around what is known as a key-value pair, i.e. a lookup value and the data that goes with it. Declaring a <text:span text:style-name="Code">map</text:span> object involves the types for both the key and value, like this:</text:p>
      <text:p text:style-name="Standard"/>
      <text:p text:style-name="CodeBlock">map<text:span text:style-name="symbol1_5f_cpp">&lt;</text:span>BString, int32<text:span text:style-name="symbol1_5f_cpp">&gt;</text:span> myMap<text:span text:style-name="symbol4_5f_cpp">;</text:span></text:p>
      <text:p text:style-name="Standard"><text:span text:style-name="Code"/></text:p>
      <text:p text:style-name="Standard">This declaration creates a map which uses strings to look up integers. It is common to see maps being used to look up data using strings as keys. By using <text:span text:style-name="Code">std::string</text:span> or BString as the key type, it is possible to use a regular C-style string to get the value.</text:p>
      <text:p text:style-name="Standard"/>
      <text:p text:style-name="CodeBlock"><text:span text:style-name="keyword2_5f_cpp">printf</text:span><text:span text:style-name="symbol0_5f_cpp">(</text:span><text:span text:style-name="string_5f_cpp">"The value for %s is %d</text:span><text:span text:style-name="escaped_5f_cpp">\n</text:span><text:span text:style-name="string_5f_cpp">"</text:span>, <text:span text:style-name="string_5f_cpp">"Some value"</text:span>, myMap<text:span text:style-name="symbol0_5f_cpp">[</text:span><text:span text:style-name="string_5f_cpp">"Some value"</text:span><text:span text:style-name="symbol0_5f_cpp">])</text:span><text:span text:style-name="symbol4_5f_cpp">;</text:span></text:p>
      <text:p text:style-name="Standard"/>
      <text:p text:style-name="Standard">The only caveat to using a <text:span text:style-name="Code">map</text:span> is that the key values are expected to be unique. The items in the <text:span text:style-name="Code">map</text:span> are actually another STL container: <text:span text:style-name="Code">pair</text:span>. The <text:span text:style-name="Code">pair</text:span> container merely associates two types together. Accessing the two types paired together is done via the properties <text:span text:style-name="Code">first</text:span> and <text:span text:style-name="Code">second</text:span>.</text:p>
      <text:h text:style-name="Heading_20_3" text:outline-level="3">set</text:h>
      <text:p text:style-name="Standard">The <text:span text:style-name="Code">set</text:span> container is a similar to a <text:span text:style-name="Code">map</text:span> except that the values are also the keys and they are sorted. Like <text:span text:style-name="Code">map</text:span>, all items in a <text:span text:style-name="Code">set</text:span> are expected to be unique.. It is not often used because there are other containers which are more flexible. The main purpose for using a <text:span text:style-name="Code">set</text:span> is guaranteed fast insertions and fast lookups. The implementation of the <text:span text:style-name="Code">set</text:span> container is normally pretty complicated so it can provide these guarantees.</text:p>
      <text:h text:style-name="Heading_20_3" text:outline-level="3">multimap, multiset</text:h>
      <text:p text:style-name="Standard">These are versions of <text:span text:style-name="Code">set</text:span> and <text:span text:style-name="Code">map</text:span> which do not require the keys to be unique. Calling the <text:span text:style-name="Code">find()</text:span> method still returns only one item with the key given to it, but these containers have an additional method, <text:span text:style-name="Code">equal_range()</text:span> which returns two iterators to a range that provides all of the elements with the specified key value.</text:p>
      <text:h text:style-name="Heading_20_2" text:outline-level="2">Container Adapters</text:h>
      <text:p text:style-name="Standard">In addition to the containers provided by the Standard Template Library, there are a few container adapters. These use a regular STL container to do the heavy lifting for a specialized interface.</text:p>
      <text:h text:style-name="Heading_20_3" text:outline-level="3"><text:soft-page-break/>queue</text:h>
      <text:p text:style-name="Standard">A <text:span text:style-name="Code">queue</text:span> adapter normally sits on top of a <text:span text:style-name="Code">deque</text:span> container. Conceptually, items go in the back of the queue and come out the front, much like getting into the ticket line at the movies. This is sometimes called FIFO, or first-in, first-out processing. It provides the methods <text:span text:style-name="Code">front()</text:span>, <text:span text:style-name="Code">back()</text:span>, <text:span text:style-name="Code">push_back()</text:span>, and <text:span text:style-name="Code">pop_front()</text:span>.</text:p>
      <text:h text:style-name="Heading_20_3" text:outline-level="3">priority_queue</text:h>
      <text:p text:style-name="Standard">The <text:span text:style-name="Code">priority_queue</text:span> adapter works a lot like the <text:span text:style-name="Code">queue</text:span> adapter with one significant difference: the first item out is not the first item in. Instead, the first item out is the one with the highest priority. The two containers that can be used as the backend – to do all of the heavy lifting – are the <text:span text:style-name="Code">vector</text:span>, which is the default, and the <text:span text:style-name="Code">deque</text:span>.</text:p>
      <text:h text:style-name="Heading_20_3" text:outline-level="3">stack</text:h>
      <text:p text:style-name="Standard">The <text:span text:style-name="Code">stack</text:span> can sit on top of a <text:span text:style-name="Code">deque</text:span>, <text:span text:style-name="Code">vector</text:span>, or <text:span text:style-name="Code">list</text:span>. It is used for LIFO processing, as in last-in, first-out. It can be likened to a stack of trays in a cafeteria: the last tray placed on the stack is also the first one to be taken off.</text:p>
      <text:h text:style-name="Heading_20_2" text:outline-level="2">Common STL Container Methods</text:h>
      <text:p text:style-name="Standard">There are a lot of different containers provided by the STL, and sometimes it's hard to remember which is which. Thankfully, there is a common set of methods for all of them.</text:p>
      <text:p text:style-name="Standard"/>
      <text:p text:style-name="CodeBlock">iterator begin<text:span text:style-name="symbol0_5f_cpp">()</text:span><text:span text:style-name="symbol4_5f_cpp">;</text:span></text:p>
      <text:p text:style-name="CodeBlock">const_iterator begin<text:span text:style-name="symbol0_5f_cpp">() </text:span><text:span text:style-name="keyword3_5f_cpp">const</text:span><text:span text:style-name="symbol4_5f_cpp">;</text:span></text:p>
      <text:p text:style-name="Standard"/>
      <text:p text:style-name="Quotations">Returns an iterator which refers to the first element in the container. <text:s/>Because the associative containers sort their elements in ascending order, <text:span text:style-name="Code">begin()</text:span> will return the item with the lowest value.</text:p>
      <text:p text:style-name="CodeBlock">iterator end<text:span text:style-name="symbol0_5f_cpp">()</text:span><text:span text:style-name="symbol4_5f_cpp">;</text:span></text:p>
      <text:p text:style-name="CodeBlock">const_iterator end<text:span text:style-name="symbol0_5f_cpp">()</text:span> <text:span text:style-name="keyword3_5f_cpp">const</text:span><text:span text:style-name="symbol4_5f_cpp">;</text:span></text:p>
      <text:p text:style-name="Standard"/>
      <text:p text:style-name="Quotations">Returns an iterator which refers to an element which is past the end of the elements in the container – this is not the same as the last element. This method is most often used in loops, particularly <text:span text:style-name="Code">for</text:span> loops.</text:p>
      <text:p text:style-name="CodeBlock">iterator rbegin<text:span text:style-name="symbol0_5f_cpp">()</text:span><text:span text:style-name="symbol4_5f_cpp">;</text:span></text:p>
      <text:p text:style-name="CodeBlock">const_iterator rbegin<text:span text:style-name="symbol0_5f_cpp">()</text:span> <text:span text:style-name="keyword3_5f_cpp">const</text:span><text:span text:style-name="symbol4_5f_cpp">;</text:span></text:p>
      <text:p text:style-name="CodeBlock">iterator rend<text:span text:style-name="symbol0_5f_cpp">()</text:span><text:span text:style-name="symbol4_5f_cpp">;</text:span></text:p>
      <text:p text:style-name="CodeBlock">const_iterator rend<text:span text:style-name="symbol0_5f_cpp">()</text:span> <text:span text:style-name="keyword3_5f_cpp">const</text:span><text:span text:style-name="symbol4_5f_cpp">;</text:span></text:p>
      <text:p text:style-name="CodeBlock"/>
      <text:p text:style-name="Quotations">These methods do the same job as <text:span text:style-name="Code">begin()</text:span> and <text:span text:style-name="Code">end()</text:span> but starting at the end of the container and working toward the beginning. <text:span text:style-name="Code">rbegin()</text:span> returns the last element of the container and r<text:span text:style-name="Code">end()</text:span> returns an iterator which is before the first element. These methods correspond with using a <text:span text:style-name="Code">reverse_iterator</text:span> in a loop instead of a regular one.</text:p>
      <text:p text:style-name="CodeBlock">size_type size<text:span text:style-name="symbol0_5f_cpp">()</text:span> <text:span text:style-name="keyword3_5f_cpp">const</text:span><text:span text:style-name="symbol4_5f_cpp">;</text:span></text:p>
      <text:p text:style-name="Standard"/>
      <text:p text:style-name="Quotations">This is the number of objects the container holds.</text:p>
      <text:p text:style-name="CodeBlock"><text:soft-page-break/>size_type max_size<text:span text:style-name="symbol0_5f_cpp">()</text:span> <text:span text:style-name="keyword3_5f_cpp">const</text:span><text:span text:style-name="symbol4_5f_cpp">;</text:span></text:p>
      <text:p text:style-name="Standard"/>
      <text:p text:style-name="Quotations"><text:span text:style-name="Code">max_size()</text:span> returns the maximum number of objects that the container can hold based on limitations imposed by the system.</text:p>
      <text:p text:style-name="CodeBlock"><text:span text:style-name="keyword3_5f_cpp">bool</text:span> empty<text:span text:style-name="symbol0_5f_cpp">()</text:span> <text:span text:style-name="keyword3_5f_cpp">const</text:span><text:span text:style-name="symbol4_5f_cpp">;</text:span></text:p>
      <text:p text:style-name="Standard"/>
      <text:p text:style-name="Quotations">Returns true if the container has zero elements.</text:p>
      <text:p text:style-name="CodeBlock"><text:span text:style-name="keyword3_5f_cpp">void</text:span> resize<text:span text:style-name="symbol0_5f_cpp">(</text:span>size_type newSize, T from <text:span text:style-name="symbol1_5f_cpp">=</text:span> T<text:span text:style-name="symbol0_5f_cpp">())</text:span><text:span text:style-name="symbol4_5f_cpp">;</text:span></text:p>
      <text:p text:style-name="Quotations"><text:line-break/>The container is resized to hold <text:span text:style-name="Code">newSize</text:span> elements. If this is fewer than the current number, then the excess elements are dropped. If the new size is greater, then new elements are created from the object passed as the parameter <text:span text:style-name="Code">from</text:span>. If none is specified, the default constructor for the container object's type is used. This method is available only to sequential containers like <text:span text:style-name="Code">vector</text:span>.</text:p>
      <text:p text:style-name="CodeBlock">reference front<text:span text:style-name="symbol0_5f_cpp">()</text:span><text:span text:style-name="symbol4_5f_cpp">;</text:span></text:p>
      <text:p text:style-name="CodeBlock"><text:span text:style-name="keyword3_5f_cpp">const</text:span> reference front<text:span text:style-name="symbol0_5f_cpp">()</text:span> <text:span text:style-name="keyword3_5f_cpp">const</text:span><text:span text:style-name="symbol4_5f_cpp">;</text:span></text:p>
      <text:p text:style-name="CodeBlock">reference back<text:span text:style-name="symbol0_5f_cpp">()</text:span><text:span text:style-name="symbol4_5f_cpp">;</text:span></text:p>
      <text:p text:style-name="CodeBlock"><text:span text:style-name="keyword3_5f_cpp">const</text:span> reference back<text:span text:style-name="symbol0_5f_cpp">()</text:span> <text:span text:style-name="keyword3_5f_cpp">const</text:span><text:span text:style-name="symbol4_5f_cpp">;</text:span></text:p>
      <text:p text:style-name="Standard"/>
      <text:p text:style-name="Quotations">These methods return the first or last element of the container, respectively. This is not the same as the iterator returned by <text:span text:style-name="Code">begin()</text:span> or <text:span text:style-name="Code">rbegin()</text:span>. These methods are not available to associative containers like <text:span text:style-name="Code">map</text:span>.</text:p>
      <text:h text:style-name="Heading_20_4" text:outline-level="4">vector, deque</text:h>
      <text:p text:style-name="CodeBlock">reference operator<text:span text:style-name="symbol0_5f_cpp">[</text:span>size_type index<text:span text:style-name="symbol0_5f_cpp">]</text:span><text:span text:style-name="symbol4_5f_cpp">;</text:span></text:p>
      <text:p text:style-name="CodeBlock">const_reference operator<text:span text:style-name="symbol0_5f_cpp">[</text:span>size_type index<text:span text:style-name="symbol0_5f_cpp">]</text:span> <text:span text:style-name="keyword3_5f_cpp">const</text:span><text:span text:style-name="symbol4_5f_cpp">;</text:span></text:p>
      <text:h text:style-name="Heading_20_4" text:outline-level="4">map</text:h>
      <text:p text:style-name="CodeBlock">T <text:span text:style-name="symbol3_5f_cpp">&amp;</text:span> operator<text:span text:style-name="symbol0_5f_cpp">[</text:span><text:span text:style-name="keyword3_5f_cpp">const</text:span> key_type <text:span text:style-name="symbol3_5f_cpp">&amp;</text:span>key<text:span text:style-name="symbol0_5f_cpp">]</text:span><text:span text:style-name="symbol4_5f_cpp">;</text:span></text:p>
      <text:p text:style-name="Standard"/>
      <text:p text:style-name="Quotations">Using the array operator on a deque, vector, or map returns the item with the specified index. In the case of map, this is the value at the specified key. If a map does not have a value at the specified key, it is created with an empty value. This operator is available for only these three containers.</text:p>
      <text:p text:style-name="CodeBlock">reference at(size_type index<text:span text:style-name="symbol0_5f_cpp">)</text:span><text:span text:style-name="symbol4_5f_cpp">;</text:span></text:p>
      <text:p text:style-name="CodeBlock">const_reference at(size_type index<text:span text:style-name="symbol0_5f_cpp">)</text:span> <text:span text:style-name="keyword3_5f_cpp">const</text:span><text:span text:style-name="symbol4_5f_cpp">;</text:span></text:p>
      <text:p text:style-name="Standard"/>
      <text:p text:style-name="Quotations"><text:span text:style-name="Code">at()</text:span> works just like the array operator with two key differences: it's only available to the <text:span text:style-name="Code">deque</text:span> and <text:span text:style-name="Code">vector</text:span> containers and if an index is used that is out of the container's bounds, <text:span text:style-name="Code">at()</text:span> throws an <text:span text:style-name="Code">out_of_bounds</text:span> exception.</text:p>
      <text:p text:style-name="CodeBlock"><text:span text:style-name="keyword1_5f_cpp">template</text:span> class<text:span text:style-name="symbol1_5f_cpp">&lt;</text:span>InputIterator<text:span text:style-name="symbol1_5f_cpp">&gt;</text:span></text:p>
      <text:p text:style-name="CodeBlock"><text:span text:style-name="keyword3_5f_cpp">void</text:span> assign<text:span text:style-name="symbol0_5f_cpp">(</text:span>InputIterator first, InputIterator last<text:span text:style-name="symbol0_5f_cpp">)</text:span><text:span text:style-name="symbol4_5f_cpp">;</text:span></text:p>
      <text:p text:style-name="CodeBlock"><text:span text:style-name="keyword3_5f_cpp">void</text:span> assign<text:span text:style-name="symbol0_5f_cpp">(</text:span>size_type newSize, <text:span text:style-name="keyword3_5f_cpp">const</text:span> T <text:span text:style-name="symbol3_5f_cpp">&amp;</text:span>from<text:span text:style-name="symbol0_5f_cpp">)</text:span><text:span text:style-name="symbol4_5f_cpp">;</text:span></text:p>
      <text:p text:style-name="Standard"/>
      <text:p text:style-name="Quotations"><text:span text:style-name="Code">assign</text:span> is a wonderful way to set items in a sequential container to a value all at once or to copy one container into another. The first version takes iterators from <text:soft-page-break/>another container and copies those elements into the owning container starting with <text:span text:style-name="Code">first</text:span> through, but not including, <text:span text:style-name="Code">last</text:span>. The second version sets all elements to the value specified by <text:span text:style-name="Code">from</text:span>. In both cases, the container is resized to <text:span text:style-name="Code">newSize</text:span> or the number of elements specified by the range in the iterator version.</text:p>
      <text:p text:style-name="CodeBlock">iterator insert<text:span text:style-name="symbol0_5f_cpp">(</text:span>iterator pos, <text:span text:style-name="keyword3_5f_cpp">const</text:span> T <text:span text:style-name="symbol3_5f_cpp">&amp;</text:span>item<text:span text:style-name="symbol0_5f_cpp">)</text:span><text:span text:style-name="symbol4_5f_cpp">;</text:span></text:p>
      <text:p text:style-name="CodeBlock"><text:span text:style-name="keyword1_5f_cpp">template</text:span> <text:span text:style-name="symbol1_5f_cpp">&lt;</text:span><text:span text:style-name="keyword1_5f_cpp">class</text:span> InputIterator<text:span text:style-name="symbol1_5f_cpp">&gt;</text:span></text:p>
      <text:p text:style-name="CodeBlock"><text:span text:style-name="keyword3_5f_cpp">void</text:span> insert<text:span text:style-name="symbol0_5f_cpp">(</text:span>iterator pos, InputIterator first, InputIterator last<text:span text:style-name="symbol0_5f_cpp">)</text:span><text:span text:style-name="symbol4_5f_cpp">;</text:span></text:p>
      <text:h text:style-name="Heading_20_4" text:outline-level="4">vector, deque, and list only</text:h>
      <text:p text:style-name="CodeBlock"><text:span text:style-name="keyword3_5f_cpp">void</text:span> insert<text:span text:style-name="symbol0_5f_cpp">(</text:span>iterator pos, size_type count, <text:span text:style-name="keyword3_5f_cpp">const</text:span> T <text:span text:style-name="symbol3_5f_cpp">&amp;</text:span>item<text:span text:style-name="symbol0_5f_cpp">)</text:span><text:span text:style-name="symbol4_5f_cpp">;</text:span></text:p>
      <text:h text:style-name="Heading_20_4" text:outline-level="4">map and set only</text:h>
      <text:p text:style-name="CodeBlock">pair<text:span text:style-name="symbol1_5f_cpp">&lt;</text:span>iterator, <text:span text:style-name="keyword3_5f_cpp">bool</text:span><text:span text:style-name="symbol1_5f_cpp">&gt;</text:span> insert<text:span text:style-name="symbol0_5f_cpp">(</text:span><text:span text:style-name="keyword3_5f_cpp">const</text:span> value_type <text:span text:style-name="symbol3_5f_cpp">&amp;</text:span>item<text:span text:style-name="symbol0_5f_cpp">)</text:span><text:span text:style-name="symbol4_5f_cpp">;</text:span></text:p>
      <text:h text:style-name="Heading_20_4" text:outline-level="4">multimap and multiset only</text:h>
      <text:p text:style-name="CodeBlock">iterator insert <text:span text:style-name="symbol0_5f_cpp">(</text:span><text:span text:style-name="keyword3_5f_cpp">const</text:span> value_type <text:span text:style-name="symbol3_5f_cpp">&amp;</text:span>item<text:span text:style-name="symbol0_5f_cpp">)</text:span><text:span text:style-name="symbol4_5f_cpp">;</text:span></text:p>
      <text:p text:style-name="Standard"/>
      <text:p text:style-name="Quotations"><text:span text:style-name="Code">insert()</text:span> adds another item to a container. This method is common to all STL containers, although each container has an additional form of the call unique to itself. The speed of an item insertion depends on the implementation of the container. For example, adding an item in the middle of a vector is potentially slow, but adding an item to its end is quite fast.</text:p>
      <text:p text:style-name="Standard"><text:span text:style-name="Code">iterator erase</text:span><text:span text:style-name="symbol0_5f_cpp">(</text:span><text:span text:style-name="Code">iterator position</text:span><text:span text:style-name="symbol0_5f_cpp">)</text:span><text:span text:style-name="symbol4_5f_cpp">;</text:span></text:p>
      <text:p text:style-name="Standard"><text:span text:style-name="Code">iterator erase</text:span><text:span text:style-name="symbol0_5f_cpp">(</text:span><text:span text:style-name="Code">iterator first, iterator last</text:span><text:span text:style-name="symbol0_5f_cpp">)</text:span><text:span text:style-name="symbol4_5f_cpp">;</text:span></text:p>
      <text:h text:style-name="Heading_20_4" text:outline-level="4">set, multiset, map, and multimap only</text:h>
      <text:p text:style-name="Standard"><text:span text:style-name="Code">size_type erase</text:span><text:span text:style-name="symbol0_5f_cpp">(</text:span><text:span text:style-name="keyword3_5f_cpp">const</text:span><text:span text:style-name="Code"> key_type </text:span><text:span text:style-name="symbol3_5f_cpp">&amp;</text:span><text:span text:style-name="Code">lookupValue</text:span><text:span text:style-name="symbol0_5f_cpp">)</text:span><text:span text:style-name="symbol4_5f_cpp">;</text:span></text:p>
      <text:p text:style-name="Standard"/>
      <text:p text:style-name="Quotations"><text:span text:style-name="Code">erase()</text:span> deletes an item from a container. Like <text:span text:style-name="Code">insert()</text:span>, performance of this call depends on the implementation of the container.</text:p>
      <text:p text:style-name="Standard"><text:span text:style-name="Code">swap(&lt;container to swap with&gt;);</text:span></text:p>
      <text:p text:style-name="Standard"/>
      <text:p text:style-name="Quotations">This call takes another container of the same type and swaps the items between the two containers. All pointers, references, and other outside data related to the items kept in the two containers remain valid.</text:p>
      <text:p text:style-name="CodeBlock"><text:span text:style-name="keyword3_5f_cpp">void</text:span> clear<text:span text:style-name="symbol0_5f_cpp">()</text:span><text:span text:style-name="symbol4_5f_cpp">;</text:span></text:p>
      <text:p text:style-name="Standard"/>
      <text:p text:style-name="Quotations">In one fell swoop, this call deletes all items in the container, making it completely empty.</text:p>
      <text:p text:style-name="CodeBlock"><text:span text:style-name="keyword3_5f_cpp">void</text:span> push_front<text:span text:style-name="symbol0_5f_cpp">(</text:span><text:span text:style-name="keyword3_5f_cpp">const</text:span> T <text:span text:style-name="symbol3_5f_cpp">&amp;</text:span>item<text:span text:style-name="symbol0_5f_cpp">)</text:span><text:span text:style-name="symbol4_5f_cpp">;</text:span></text:p>
      <text:p text:style-name="CodeBlock"><text:span text:style-name="keyword3_5f_cpp">void</text:span> pop_front<text:span text:style-name="symbol0_5f_cpp">()</text:span><text:span text:style-name="symbol4_5f_cpp">;</text:span></text:p>
      <text:p text:style-name="Standard"/>
      <text:p text:style-name="Quotations">These two calls enable you to add or remove an item from the front of a <text:span text:style-name="Code">deque</text:span> or <text:span text:style-name="Code">list</text:span>. <text:span text:style-name="Code">pop_front()</text:span> not only removes the item from the container, it also deletes the item, too. </text:p>
      <text:p text:style-name="CodeBlock"><text:soft-page-break/><text:span text:style-name="keyword3_5f_cpp">void</text:span><text:span text:style-name="Code"> push_back</text:span><text:span text:style-name="symbol0_5f_cpp">(</text:span><text:span text:style-name="keyword3_5f_cpp">const</text:span><text:span text:style-name="Code"> T </text:span><text:span text:style-name="symbol3_5f_cpp">&amp;</text:span><text:span text:style-name="Code">item</text:span><text:span text:style-name="symbol0_5f_cpp">)</text:span><text:span text:style-name="symbol4_5f_cpp">;</text:span></text:p>
      <text:p text:style-name="CodeBlock"><text:span text:style-name="keyword3_5f_cpp">void</text:span><text:span text:style-name="Code"> pop_back</text:span><text:span text:style-name="symbol0_5f_cpp">()</text:span><text:span text:style-name="symbol4_5f_cpp">;</text:span></text:p>
      <text:p text:style-name="Standard"/>
      <text:p text:style-name="Quotations">These two calls perform the same operations as the <text:span text:style-name="Code">front</text:span> versions, but they operate on the items at the back. However, these calls are available for the <text:span text:style-name="Code">vector</text:span> container, as well as <text:span text:style-name="Code">deque</text:span> and <text:span text:style-name="Code">list</text:span>.</text:p>
      <text:p text:style-name="CodeBlock">key_compare key_comp<text:span text:style-name="symbol0_5f_cpp">()</text:span> <text:span text:style-name="keyword3_5f_cpp">const</text:span><text:span text:style-name="symbol4_5f_cpp">;</text:span></text:p>
      <text:p text:style-name="Standard"/>
      <text:p text:style-name="Quotations">This returns the object used to compare items in the container. It can either be a pointer to a function or an instance of a class which implements the function call operator. The comparison function tests two objects of the container's type and returns true if the first item is to be less than or to be placed before the second item in the container or false in any other case. This function is only available to associative containers.</text:p>
      <text:p text:style-name="CodeBlock">value_compare val_comp<text:span text:style-name="symbol0_5f_cpp">()</text:span> <text:span text:style-name="keyword3_5f_cpp">const</text:span><text:span text:style-name="symbol4_5f_cpp">;</text:span></text:p>
      <text:p text:style-name="Standard"/>
      <text:p text:style-name="Quotations">This works just like <text:span text:style-name="Code">key_comp()</text:span> except that it returns the function used to compare two values. For the <text:span text:style-name="Code">set</text:span> container, this is the same as <text:span text:style-name="Code">key_comp()</text:span>. This function is only available to associative containers.</text:p>
      <text:p text:style-name="CodeBlock">iterator find<text:span text:style-name="symbol0_5f_cpp">(</text:span><text:span text:style-name="keyword3_5f_cpp">const</text:span> key_type <text:span text:style-name="symbol3_5f_cpp">&amp;lookupV</text:span>alue<text:span text:style-name="symbol0_5f_cpp">)</text:span> <text:span text:style-name="keyword3_5f_cpp">const</text:span><text:span text:style-name="symbol4_5f_cpp">;</text:span></text:p>
      <text:p text:style-name="Standard"/>
      <text:p text:style-name="Quotations">Searches the container for the element which matches <text:span text:style-name="Code">lookupValue</text:span> and returns an iterator which points to it or <text:span text:style-name="Code">end()</text:span> if not found. This function is only available to associative containers.</text:p>
      <text:p text:style-name="CodeBlock">size_type count<text:span text:style-name="symbol0_5f_cpp">(</text:span><text:span text:style-name="keyword3_5f_cpp">const</text:span> key_type <text:span text:style-name="symbol3_5f_cpp">&amp;</text:span>lookupValue<text:span text:style-name="symbol0_5f_cpp">)</text:span> <text:span text:style-name="keyword3_5f_cpp">const</text:span><text:span text:style-name="symbol4_5f_cpp">;</text:span></text:p>
      <text:p text:style-name="Standard"/>
      <text:p text:style-name="Quotations">Returns the number of elements in the container which match the lookup value. Although this method is available to all associative containers, it only makes sense to use it on <text:span text:style-name="Code">multiset</text:span> and <text:span text:style-name="Code">multimap</text:span>, because <text:span text:style-name="Code">map</text:span> and <text:span text:style-name="Code">set</text:span> require their lookup values to be unique.</text:p>
      <text:p text:style-name="CodeBlock">iterator lower_bound<text:span text:style-name="symbol0_5f_cpp">(</text:span><text:span text:style-name="keyword3_5f_cpp">const</text:span> <text:s/>key_type <text:span text:style-name="symbol3_5f_cpp">&amp;</text:span>lookupValue<text:span text:style-name="symbol0_5f_cpp">)</text:span><text:span text:style-name="symbol4_5f_cpp">;</text:span></text:p>
      <text:p text:style-name="CodeBlock"><text:span text:style-name="keyword3_5f_cpp">const</text:span> iterator lower_bound<text:span text:style-name="symbol0_5f_cpp">(</text:span><text:span text:style-name="keyword3_5f_cpp">const</text:span> key_type <text:span text:style-name="symbol3_5f_cpp">&amp;</text:span>lookupValue<text:span text:style-name="symbol0_5f_cpp">)</text:span> <text:span text:style-name="keyword3_5f_cpp">const</text:span><text:span text:style-name="symbol4_5f_cpp">;</text:span></text:p>
      <text:p text:style-name="CodeBlock">iterator upper_bound<text:span text:style-name="symbol0_5f_cpp">(</text:span><text:span text:style-name="keyword3_5f_cpp">const</text:span> key_type <text:span text:style-name="symbol3_5f_cpp">&amp;</text:span>lookupValue<text:span text:style-name="symbol0_5f_cpp">)</text:span> <text:span text:style-name="keyword3_5f_cpp">const</text:span><text:span text:style-name="symbol4_5f_cpp">;</text:span></text:p>
      <text:p text:style-name="CodeBlock">pair<text:span text:style-name="symbol1_5f_cpp">&lt;</text:span>iterator, iterator<text:span text:style-name="symbol1_5f_cpp">&gt;</text:span> equal_range<text:span text:style-name="symbol0_5f_cpp">(</text:span><text:span text:style-name="keyword3_5f_cpp">const</text:span> key_type <text:span text:style-name="symbol3_5f_cpp">&amp;</text:span>lookupValue<text:span text:style-name="symbol0_5f_cpp">)</text:span> <text:span text:style-name="keyword3_5f_cpp">const</text:span><text:span text:style-name="symbol4_5f_cpp">;</text:span></text:p>
      <text:p text:style-name="Standard"/>
      <text:p text:style-name="Quotations"><text:span text:style-name="Code">lower_bound()</text:span> returns an iterator which points to the first item which is greater than or equal to the lookup value. <text:span text:style-name="Code">upper_bound()</text:span> returns an iterator to the first item which is greater than the lookup value. <text:span text:style-name="Code">equal_range()</text:span> returns two iterators, the first of which is the same as <text:span text:style-name="Code">lower_bound(lookupValue)</text:span> and the second is the same as <text:span text:style-name="Code">upper_bound(lookupValue)</text:span>. Like <text:span text:style-name="Code">count()</text:span>, these methods are available to all associative containers, but they only make sense to use with <text:span text:style-name="Code">multiset</text:span> and <text:span text:style-name="Code">multimap</text:span>.</text:p>
      <text:h text:style-name="Heading_20_2" text:outline-level="2"><text:soft-page-break/>STL and the Standard Library: So What?</text:h>
      <text:p text:style-name="Standard">Having taken a whirlwind tour through a lot of different template classes after only a short introduction to namespaces and templates, this might all be a little overwhelming. Not to worry. These don't have to be used as often as you might think. Haiku has a class internal to Tracker called BObjectList which provides all of the ease-of-use of the BList class with the optional ability to have it handle memory management. This covers the need for indexed storage. The <text:span text:style-name="Code">map</text:span> and <text:span text:style-name="Code">multimap</text:span> containers do really well for random access containers. The remaining containers are more for reference in specialized instances, cross-platform programming, and recognizing them in others' code. They also are necessary when nesting a container within another, such as a <text:span text:style-name="Code">map</text:span> of <text:span text:style-name="Code">vectors</text:span>.</text:p>
      <text:p text:style-name="Standard"/>
      <text:p text:style-name="Standard">The same can be said for the Standard C++ library. Some of it will come in handy for Haiku development, and some of it won't be immediately useful. Their usefulness partly depends on how much development you do on other platforms, such as Linux or Windows. If you plan on programming just for Haiku, you probably won't use much of the standard library or the STL, but if you also develop for other platforms, using these will ease the transitions made between platforms.</text:p>
      <text:p text:style-name="Standard"><text:span text:style-name="pro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member1_5f_xpp" style:display-name="member1_xpp"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23T15:33:55</dc:date>
    <meta:editing-duration>PT82H50M57S</meta:editing-duration>
    <meta:editing-cycles>1272</meta:editing-cycles>
    <meta:generator>OpenOffice.org/3.2$Linux OpenOffice.org_project/320m12$Build-9483</meta:generator>
    <dc:creator>DarkWyrm </dc:creator>
    <meta:document-statistic meta:table-count="0" meta:image-count="1" meta:object-count="0" meta:page-count="8" meta:paragraph-count="124" meta:word-count="2482" meta:character-count="14996"/>
    <meta:user-defined meta:name="Info 1"/>
    <meta:user-defined meta:name="Info 2"/>
    <meta:user-defined meta:name="Info 3"/>
    <meta:user-defined meta:name="Info 4"/>
  </office:meta>
</office:document-meta>
</file>